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23.1cm" table:align="margins"/>
    </style:style>
    <style:style style:name="表格1.A" style:family="table-column">
      <style:table-column-properties style:column-width="23.1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23.1cm" table:align="margins"/>
    </style:style>
    <style:style style:name="表格2.A" style:family="table-column">
      <style:table-column-properties style:column-width="23.1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23.1cm" table:align="margins"/>
    </style:style>
    <style:style style:name="表格3.A" style:family="table-column">
      <style:table-column-properties style:column-width="23.1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23.1cm" table:align="margins"/>
    </style:style>
    <style:style style:name="表格4.A" style:family="table-column">
      <style:table-column-properties style:column-width="23.1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23.1cm" table:align="margins"/>
    </style:style>
    <style:style style:name="表格5.A" style:family="table-column">
      <style:table-column-properties style:column-width="23.1cm" style:rel-column-width="65535*"/>
    </style:style>
    <style:style style:name="表格5.1" style:family="table-row">
      <style:table-row-properties style:min-row-height="9.208cm"/>
    </style:style>
    <style:style style:name="表格5.A1" style:family="table-cell">
      <style:table-cell-properties fo:padding="0.097cm" fo:border="0.05pt solid #000000"/>
    </style:style>
    <style:style style:name="P1" style:family="paragraph" style:parent-style-name="Heading_20_1">
      <style:text-properties fo:font-size="22pt" style:font-size-asian="22pt" style:font-size-complex="22pt"/>
    </style:style>
    <style:style style:name="P2" style:family="paragraph" style:parent-style-name="Table_20_Contents">
      <style:text-properties fo:font-size="18.25pt" officeooo:rsid="000618b6" officeooo:paragraph-rsid="000618b6" style:font-size-asian="16pt" style:font-size-complex="18.25pt"/>
    </style:style>
    <style:style style:name="P3" style:family="paragraph" style:parent-style-name="Table_20_Contents">
      <style:text-properties fo:font-size="18.25pt" officeooo:rsid="0006e1d4" officeooo:paragraph-rsid="0006e1d4" style:font-size-asian="16pt" style:font-size-complex="18.25pt"/>
    </style:style>
    <style:style style:name="P4" style:family="paragraph" style:parent-style-name="Table_20_Contents">
      <style:text-properties fo:font-size="18.25pt" officeooo:rsid="00071a79" officeooo:paragraph-rsid="00071a79" style:font-size-asian="16pt" style:font-size-complex="18.25pt"/>
    </style:style>
    <style:style style:name="P5" style:family="paragraph" style:parent-style-name="Table_20_Contents">
      <style:text-properties fo:font-size="22pt" officeooo:rsid="000761ff" officeooo:paragraph-rsid="000761ff" style:font-size-asian="22pt" style:font-size-complex="22pt"/>
    </style:style>
    <style:style style:name="P6" style:family="paragraph" style:parent-style-name="Table_20_Contents">
      <style:text-properties fo:font-size="22pt" officeooo:rsid="0007763c" officeooo:paragraph-rsid="0007763c" style:font-size-asian="22pt" style:font-size-complex="22pt"/>
    </style:style>
    <style:style style:name="P7" style:family="paragraph" style:parent-style-name="Standard">
      <style:text-properties fo:font-size="18.25pt" style:font-size-asian="16pt" style:font-size-complex="18.25pt"/>
    </style:style>
    <style:style style:name="P8" style:family="paragraph" style:parent-style-name="Standard">
      <style:text-properties fo:font-size="18.25pt" officeooo:rsid="000618b6" officeooo:paragraph-rsid="000618b6" style:font-size-asian="16pt" style:font-size-complex="18.25pt"/>
    </style:style>
    <style:style style:name="P9" style:family="paragraph" style:parent-style-name="Standard">
      <style:text-properties fo:font-size="18.25pt" officeooo:rsid="0006e1d4" officeooo:paragraph-rsid="0006e1d4" style:font-size-asian="16pt" style:font-size-complex="18.25pt"/>
    </style:style>
    <style:style style:name="P10" style:family="paragraph" style:parent-style-name="Standard">
      <style:text-properties fo:font-size="18.25pt" officeooo:rsid="00071a79" officeooo:paragraph-rsid="00071a79" style:font-size-asian="16pt" style:language-asian="zh" style:country-asian="CN" style:font-size-complex="18.25pt"/>
    </style:style>
    <style:style style:name="P11" style:family="paragraph" style:parent-style-name="Standard">
      <style:text-properties fo:font-size="22pt" fo:font-weight="bold" officeooo:rsid="000761ff" officeooo:paragraph-rsid="000761ff" style:font-size-asian="22pt" style:language-asian="zh" style:country-asian="CN" style:font-weight-asian="bold" style:font-size-complex="22pt" style:font-weight-complex="bold"/>
    </style:style>
    <style:style style:name="P12" style:family="paragraph" style:parent-style-name="Standard">
      <style:text-properties fo:font-size="22pt" fo:font-weight="bold" officeooo:rsid="0007763c" officeooo:paragraph-rsid="0007763c" style:font-size-asian="22pt" style:language-asian="zh" style:country-asian="CN" style:font-weight-asian="bold" style:font-size-complex="22pt" style:font-weight-complex="bold"/>
    </style:style>
    <style:style style:name="P13" style:family="paragraph" style:parent-style-name="Standard">
      <style:text-properties fo:font-size="22pt" fo:font-weight="bold" officeooo:rsid="000618b6" officeooo:paragraph-rsid="000618b6" style:font-size-asian="22pt" style:font-weight-asian="bold" style:font-size-complex="22pt" style:font-weight-complex="bold"/>
    </style:style>
    <style:style style:name="P14" style:family="paragraph" style:parent-style-name="Standard">
      <style:text-properties fo:font-size="22pt" fo:font-weight="bold" officeooo:rsid="0006e1d4" officeooo:paragraph-rsid="0006e1d4" style:font-size-asian="22pt" style:font-weight-asian="bold" style:font-size-complex="22pt" style:font-weight-complex="bold"/>
    </style:style>
    <style:style style:name="P15" style:family="paragraph" style:parent-style-name="Text_20_body">
      <style:text-properties fo:font-size="16pt" style:font-size-asian="16pt" style:font-size-complex="16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T1" style:family="text">
      <style:text-properties style:font-name="Tahoma"/>
    </style:style>
    <style:style style:name="T2" style:family="text">
      <style:text-properties style:font-name="Tahoma" fo:font-weight="bold"/>
    </style:style>
    <style:style style:name="T3" style:family="text">
      <style:text-properties fo:font-weight="bold"/>
    </style:style>
    <style:style style:name="T4" style:family="text">
      <style:text-properties style:font-name-asian="微软雅黑" style:font-weight-asian="bold"/>
    </style:style>
    <style:style style:name="T5" style:family="text">
      <style:text-properties style:font-name-asian="Tahoma"/>
    </style:style>
    <style:style style:name="T6" style:family="text">
      <style:text-properties style:language-asian="zh" style:country-asian="CN"/>
    </style:style>
    <style:style style:name="T7" style:family="text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2">1.</text:span><text:span text:style-name="T3">json</text:span><text:span text:style-name="T4">数据</text:span></text:h>
      <text:p text:style-name="P16"/>
      <text:p text:style-name="P15"><text:span text:style-name="T1">JSON(JavaScript Object Notation) </text:span><text:span text:style-name="T5">是一种轻量级的数据交换格式。 易于人阅读和编写。同时也易于机器解析和生成。 这些特性使</text:span><text:span text:style-name="T1">JSON</text:span><text:span text:style-name="T5">成为理想的数据交换语言</text:span></text:p>
      <text:p text:style-name="P7"/>
      <text:p text:style-name="P13">将JavaBean/Map解析成JSON串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Map&lt;String, Object&gt; map=new HashMap&lt;String,Object&gt;();</text:p>
            <text:p text:style-name="P2"><text:s text:c="4"/><text:tab/>map.put("name", "张三");</text:p>
            <text:p text:style-name="P2"><text:s text:c="4"/><text:tab/>map.put("age", 12);</text:p>
            <text:p text:style-name="P2"><text:s text:c="4"/><text:tab/>map.put("address", "地球");</text:p>
            <text:p text:style-name="P2"><text:s text:c="4"/><text:tab/>Person p=new Person("张三", 23, new Date(), "地球");</text:p>
            <text:p text:style-name="P2"><text:s text:c="4"/><text:tab/>map.put("person", p);</text:p>
            <text:p text:style-name="P2"><text:s text:c="4"/><text:tab/>//把map转换成接送对象</text:p>
            <text:p text:style-name="P2"><text:s text:c="4"/><text:tab/><text:span text:style-name="T7">JSONObject</text:span> obj=<text:span text:style-name="T7">JSONObject.fromObject</text:span>(map);</text:p>
            <text:p text:style-name="P2"><text:s text:c="4"/><text:tab/>//把json对象转换陈字符串</text:p>
            <text:p text:style-name="P2"><text:s text:c="4"/><text:tab/>String result=<text:span text:style-name="T7">obj.toString</text:span>();</text:p>
          </table:table-cell>
        </table:table-row>
      </table:table>
      <text:p text:style-name="P8"/>
      <text:p text:style-name="P14">将Array和集合解析成json串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3"><text:s/>//String[] names={"猫","狗","鸭" };</text:p>
            <text:p text:style-name="P3"><text:s text:c="4"/><text:tab/>Person p=new Person("张三", 23, new Date(), "地球");</text:p>
            <text:p text:style-name="P3"><text:s text:c="4"/><text:tab/>//Object[] objs={p,"狗",23};</text:p>
            <text:p text:style-name="P3"><text:s text:c="4"/><text:tab/></text:p>
            <text:p text:style-name="P3"><text:s text:c="4"/><text:tab/>List lsi=new ArrayList();</text:p>
            <text:p text:style-name="P3"><text:s text:c="4"/><text:tab/>lsi.add(p);</text:p>
            <text:p text:style-name="P3"><text:s text:c="4"/><text:tab/>lsi.add("杰");</text:p>
            <text:p text:style-name="P3"><text:s text:c="4"/><text:tab/>lsi.add("20");</text:p>
            <text:p text:style-name="P3"><text:s text:c="4"/><text:tab/></text:p>
            <text:p text:style-name="P3"><text:s text:c="6"/><text:span text:style-name="T7">JSONArray obj=JSONArray.fromObject</text:span>(lsi);</text:p>
            <text:p text:style-name="P3"><text:s text:c="6"/>String result=<text:span text:style-name="T7">obj.toString</text:span>();</text:p>
            <text:p text:style-name="P3"><text:s text:c="6"/>System.out.println(result);</text:p>
          </table:table-cell>
        </table:table-row>
      </table:table>
      <text:p text:style-name="P9"/>
      <text:p text:style-name="P9"/>
      <text:p text:style-name="P10">使用jsonConfig过滤不需要的属性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4">//创建json配置对象</text:p>
            <text:p text:style-name="P4"><text:s text:c="4"/><text:tab/><text:span text:style-name="T7">JsonConfig</text:span> jc=new JsonConfig();</text:p>
            <text:p text:style-name="P4"><text:s text:c="4"/><text:tab/>//把不想要的方法设置</text:p>
            <text:p text:style-name="P4"><text:s text:c="4"/><text:tab/>String[] attrs={"birthday","name"};</text:p>
            <text:p text:style-name="P4"><text:s text:c="4"/><text:tab/><text:span text:style-name="T7">jc.setExcludes</text:span>(attrs);</text:p>
          </table:table-cell>
        </table:table-row>
      </table:table>
      <text:p text:style-name="P10"/>
      <text:p text:style-name="P11">将json串转成JavaBean/Map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5"><text:tab/></text:p>
            <text:p text:style-name="P5"><text:s text:c="6"/>String str="{....<text:span text:style-name="T6">}</text:span> <text:s text:c="5"/></text:p>
            <text:p text:style-name="P5"><text:s text:c="5"/></text:p>
            <text:p text:style-name="P5"><text:s text:c="6"/>JSONObject obj=<text:span text:style-name="T7">JSONObject.fromObject</text:span>(str);</text:p>
            <text:p text:style-name="P5"><text:s text:c="6"/>Person p=(Person)<text:span text:style-name="T7">JSONObject.toBean</text:span>(obj,Person.class);</text:p>
            <text:p text:style-name="P5"><text:s text:c="6"/>System.out.println(p);</text:p>
            <text:p text:style-name="P5"><text:s text:c="6"/>Map map=(Map)JSONObject.toBean(obj,Map.class);</text:p>
            <text:p text:style-name="P5"><text:s text:c="6"/>System.out.println(map);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将字符串转换成集合</text:p>
      <text:p text:style-name="P11"/>
      <table:table table:name="表格5" table:style-name="表格5">
        <table:table-column table:style-name="表格5.A"/>
        <table:table-row table:style-name="表格5.1">
          <table:table-cell table:style-name="表格5.A1" office:value-type="string">
            <text:p text:style-name="P6">JSONArray ja=JSONArray.fromObject(str);</text:p>
            <text:p text:style-name="P6"><text:s text:c="3"/>JsonConfig jc=new JsonConfig();</text:p>
            <text:p text:style-name="P6"><text:s text:c="3"/>//设置转换类型</text:p>
            <text:p text:style-name="P6"><text:s text:c="3"/>jc.<text:span text:style-name="T7">setRootClass</text:span>(Person.class);</text:p>
            <text:p text:style-name="P6"><text:s text:c="4"/>List&lt;Person&gt;</text:p>
            <text:p text:style-name="P6">//把字符串转换成personList的集合</text:p>
            <text:p text:style-name="P6"><text:s/>plist=(List&lt;Person&gt;)<text:span text:style-name="T7">JSONSerializer.toJava</text:span>(ja,jc);</text:p>
            <text:p text:style-name="P6"><text:s text:c="4"/>for (Person p : plist) {</text:p>
            <text:p text:style-name="P6"><text:tab/><text:tab/>System.out.println(p);</text:p>
            <text:p text:style-name="P6"><text:tab/>}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6M47S</meta:editing-duration>
    <meta:editing-cycles>10</meta:editing-cycles>
    <meta:generator>LibreOffice/5.3.0.3$Windows_X86_64 LibreOffice_project/7074905676c47b82bbcfbea1aeefc84afe1c50e1</meta:generator>
    <dc:date>2018-04-01T18:58:08.900000000</dc:date>
    <meta:document-statistic meta:table-count="5" meta:image-count="0" meta:object-count="0" meta:page-count="1" meta:paragraph-count="52" meta:word-count="266" meta:character-count="1486" meta:non-whitespace-character-count="1245"/>
    <meta:user-defined meta:name="Info 1"/>
    <meta:user-defined meta:name="Info 2"/>
    <meta:user-defined meta:name="Info 3"/>
    <meta:user-defined meta:name="Info 4"/>
  </office:meta>
</office:document-meta>
</file>